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99cm" svg:height="1cm" svg:x="2.401cm" svg:y="1.6cm">
          <text:p text:style-name="P1"><text:span text:style-name="T1">[(g</text:span><text:span text:style-name="T2">1</text:span><text:span text:style-name="T1">',h</text:span><text:span text:style-name="T2">1</text:span><text:span text:style-name="T1">'), … , (g</text:span><text:span text:style-name="T2">n-1</text:span><text:span text:style-name="T1">',h</text:span><text:span text:style-name="T2">n-1</text:span><text:span text:style-name="T1">')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1cm" svg:y="1.6cm">
          <text:p text:style-name="P1"><text:span text:style-name="T1">(g</text:span><text:span text:style-name="T2">n</text:span><text:span text:style-name="T1">',h</text:span><text:span text:style-name="T2">n</text:span><text:span text:style-name="T1">'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cm" svg:x="10.101cm" svg:y="1.6cm">
          <text:p text:style-name="P1"><text:span text:style-name="T1">Hybrid head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cm" svg:x="14.8cm" svg:y="1.6cm">
          <text:p text:style-name="P1"><text:span text:style-name="T1">SE</text:span><text:span text:style-name="T2">k1</text:span><text:span text:style-name="T1">(Data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cm" svg:y1="2.6cm" svg:x2="3.8cm" svg:y2="3.6cm">
          <text:p/>
        </draw:line>
        <draw:line draw:style-name="gr2" draw:text-style-name="P2" draw:layer="layout" svg:x1="17cm" svg:y1="3.6cm" svg:x2="14.8cm" svg:y2="2.6cm">
          <text:p/>
        </draw:line>
        <draw:custom-shape draw:style-name="gr1" draw:text-style-name="P1" draw:layer="layout" svg:width="2.199cm" svg:height="1cm" svg:x="3.8cm" svg:y="3.6cm">
          <text:p text:style-name="P1"><text:span text:style-name="T1">AE</text:span><text:span text:style-name="T2">pk</text:span><text:span text:style-name="T1">(k1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999cm" svg:height="1cm" svg:x="6cm" svg:y="3.6cm">
          <text:p text:style-name="P1"><text:span text:style-name="T1">((k(w – 1)) – 1) random encryp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3cm" svg:height="1.2cm" svg:x="3.6cm" svg:y="4.8cm">
          <text:p text:style-name="P3"><text:span text:style-name="T3">AE = Asymmetric Encryption</text:span><text:span text:style-name="T3"><text:tab/></text:span><text:span text:style-name="T3"><text:tab/></text:span><text:span text:style-name="T3">SE = Symmetric Encryption</text:span></text:p>
          <text:p text:style-name="P3"><text:span text:style-name="T3">pk = data encryption public key</text:span><text:span text:style-name="T3"><text:tab/></text:span><text:span text:style-name="T3"><text:tab/></text:span><text:span text:style-name="T3">k# = ephemeral symmetric key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6:43:54</meta:creation-date>
    <dc:date>2013-05-13T12:02:56</dc:date>
    <dc:creator>Luke </dc:creator>
    <meta:editing-duration>PT2M50S</meta:editing-duration>
    <meta:editing-cycles>3</meta:editing-cycles>
    <meta:generator>LibreOffice/3.5$Linux_x86 LibreOffice_project/350m1$Build-2</meta:generator>
    <meta:document-statistic meta:object-count="9"/>
  </office:meta>
</office:document-meta>
</file>